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8091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953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0.8354in"/>
    </style:style>
    <style:style style:name="co11" style:family="table-column">
      <style:table-column-properties fo:break-before="auto" style:column-width="0.1984in"/>
    </style:style>
    <style:style style:name="co12" style:family="table-column">
      <style:table-column-properties fo:break-before="auto" style:column-width="0.7484in"/>
    </style:style>
    <style:style style:name="co13" style:family="table-column">
      <style:table-column-properties fo:break-before="auto" style:column-width="1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riple alpha run28226 efficiency det6 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A_i</text:p>
          </table:table-cell>
          <table:table-cell table:style-name="ce1" office:value-type="string" calcext:value-type="string">
            <text:p>t_i</text:p>
          </table:table-cell>
          <table:table-cell table:style-name="ce1" office:value-type="string" calcext:value-type="string">
            <text:p>t_f</text:p>
          </table:table-cell>
          <table:table-cell table:style-name="ce1" office:value-type="string" calcext:value-type="string">
            <text:p>dt_source (s)</text:p>
          </table:table-cell>
          <table:table-cell table:style-name="ce1" office:value-type="string" calcext:value-type="string">
            <text:p>dt_run (s)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table:style-name="ce2" office:value-type="float" office:value="1110" calcext:value-type="float">
            <text:p>1.11E+03</text:p>
          </table:table-cell>
          <table:table-cell table:style-name="ce3" office:value-type="string" calcext:value-type="string">
            <text:p>1 apr 2011</text:p>
          </table:table-cell>
          <table:table-cell office:value-type="string" calcext:value-type="string">
            <text:p>8 jul 2024</text:p>
          </table:table-cell>
          <table:table-cell office:value-type="float" office:value="418813200" calcext:value-type="float">
            <text:p>418813200</text:p>
          </table:table-cell>
          <table:table-cell table:style-name="ce2" table:formula="of:= (40173000000000 / 1000000000)" office:value-type="float" office:value="40173" calcext:value-type="float">
            <text:p>4.02E+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2943.5" calcext:value-type="float">
            <text:p>2.94E+03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_1/2 (s)</text:p>
          </table:table-cell>
          <table:table-cell table:style-name="ce1" office:value-type="string" calcext:value-type="string">
            <text:p>A_f</text:p>
          </table:table-cell>
          <table:table-cell table:style-name="ce1" office:value-type="string" calcext:value-type="string">
            <text:p>branching</text:p>
          </table:table-cell>
          <table:table-cell table:style-name="ce1" office:value-type="string" calcext:value-type="string">
            <text:p>alphas_emitted</text:p>
          </table:table-cell>
          <table:table-cell table:style-name="ce1" office:value-type="string" calcext:value-type="string">
            <text:p>alphas_detected</text:p>
          </table:table-cell>
          <table:table-cell table:style-name="ce1" office:value-type="string" calcext:value-type="string">
            <text:p>efficiency (%)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239Pu</text:p>
          </table:table-cell>
          <table:table-cell table:style-name="ce2" office:value-type="float" office:value="760333000000" calcext:value-type="float">
            <text:p>7.60E+11</text:p>
          </table:table-cell>
          <table:table-cell table:formula="of:=[.A2]*EXP(-(LN(2)*[.D2])/[.B8])" office:value-type="float" office:value="1109.57627698339" calcext:value-type="float">
            <text:p>1109.57627698339</text:p>
          </table:table-cell>
          <table:table-cell office:value-type="float" office:value="0.878" calcext:value-type="float">
            <text:p>0.878</text:p>
          </table:table-cell>
          <table:table-cell table:formula="of:=[.E2]*[.C8]*[.D8]" office:value-type="float" office:value="39136856.8266728" calcext:value-type="float">
            <text:p>39136856.8266728</text:p>
          </table:table-cell>
          <table:table-cell office:value-type="float" office:value="782242" calcext:value-type="float">
            <text:p>782242</text:p>
          </table:table-cell>
          <table:table-cell table:formula="of:=[.F8]/[.E8]*100" office:value-type="float" office:value="1.99873485871477" calcext:value-type="float">
            <text:p>1.998734858714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1Am</text:p>
          </table:table-cell>
          <table:table-cell table:style-name="ce2" office:value-type="float" office:value="13642500000" calcext:value-type="float">
            <text:p>1.36E+10</text:p>
          </table:table-cell>
          <table:table-cell table:formula="of:=[.A2]*EXP(-(LN(2)*[.D2])/[.B9])" office:value-type="float" office:value="1086.6298043009" calcext:value-type="float">
            <text:p>1086.6298043009</text:p>
          </table:table-cell>
          <table:table-cell office:value-type="float" office:value="0.848" calcext:value-type="float">
            <text:p>0.848</text:p>
          </table:table-cell>
          <table:table-cell table:formula="of:=[.E2]*[.C9]*[.D9]" office:value-type="float" office:value="37017895.9006966" calcext:value-type="float">
            <text:p>37017895.9006966</text:p>
          </table:table-cell>
          <table:table-cell table:style-name="ce4" office:value-type="float" office:value="763765" calcext:value-type="float">
            <text:p>763765</text:p>
          </table:table-cell>
          <table:table-cell table:formula="of:=[.F9]/[.E9]*100" office:value-type="float" office:value="2.06323180023214" calcext:value-type="float">
            <text:p>2.0632318002321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4Cm</text:p>
          </table:table-cell>
          <table:table-cell table:style-name="ce2" office:value-type="float" office:value="571117000" calcext:value-type="float">
            <text:p>5.71E+08</text:p>
          </table:table-cell>
          <table:table-cell table:formula="of:=[.A2]*EXP(-(LN(2)*[.D2])/[.B10])" office:value-type="float" office:value="667.683703068467" calcext:value-type="float">
            <text:p>667.683703068467</text:p>
          </table:table-cell>
          <table:table-cell office:value-type="float" office:value="0.769" calcext:value-type="float">
            <text:p>0.769</text:p>
          </table:table-cell>
          <table:table-cell table:formula="of:=[.E2]*[.C10]*[.D10]" office:value-type="float" office:value="20626777.3431912" calcext:value-type="float">
            <text:p>20626777.3431912</text:p>
          </table:table-cell>
          <table:table-cell office:value-type="float" office:value="407765" calcext:value-type="float">
            <text:p>407765</text:p>
          </table:table-cell>
          <table:table-cell table:formula="of:=[.F10]/[.E10]*100" office:value-type="float" office:value="1.97687206884309" calcext:value-type="float">
            <text:p>1.97687206884309</text:p>
          </table:table-cell>
          <table:table-cell table:number-columns-repeated="5"/>
        </table:table-row>
      </table:table>
      <table:table table:name="multiplicity run28226 det6 only" table:style-name="ta1">
        <table:table-column table:style-name="co6" table:default-cell-style-name="ce1"/>
        <table:table-column table:style-name="co6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ultiplic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956" calcext:value-type="float">
            <text:p>24956</text:p>
          </table:table-cell>
          <table:table-cell office:value-type="float" office:value="2664020" calcext:value-type="float">
            <text:p>2.66E+06</text:p>
          </table:table-cell>
          <table:table-cell office:value-type="float" office:value="218833" calcext:value-type="float">
            <text:p>218833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23427" calcext:value-type="float">
            <text:p>23427</text:p>
          </table:table-cell>
          <table:table-cell office:value-type="float" office:value="2663980" calcext:value-type="float">
            <text:p>2.66E+06</text:p>
          </table:table-cell>
          <table:table-cell office:value-type="float" office:value="232954" calcext:value-type="float">
            <text:p>232954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529" calcext:value-type="float">
            <text:p>1529</text:p>
          </table:table-cell>
          <table:table-cell office:value-type="float" office:value="2664060" calcext:value-type="float">
            <text:p>2.66E+06</text:p>
          </table:table-cell>
          <table:table-cell office:value-type="float" office:value="423629" calcext:value-type="float">
            <text:p>423629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/>
          <table:table-cell table:number-columns-repeated="2"/>
        </table:table-row>
      </table:table>
      <table:table table:name="triple alpha run28227 efficiency det6 only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_i</text:p>
          </table:table-cell>
          <table:table-cell table:style-name="ce1" office:value-type="string" calcext:value-type="string">
            <text:p>t_i</text:p>
          </table:table-cell>
          <table:table-cell table:style-name="ce1" office:value-type="string" calcext:value-type="string">
            <text:p>t_f</text:p>
          </table:table-cell>
          <table:table-cell table:style-name="ce1" office:value-type="string" calcext:value-type="string">
            <text:p>dt_source (s)</text:p>
          </table:table-cell>
          <table:table-cell table:style-name="ce1" office:value-type="string" calcext:value-type="string">
            <text:p>dt_run (s)</text:p>
          </table:table-cell>
          <table:table-cell table:number-columns-repeated="2"/>
        </table:table-row>
        <table:table-row table:style-name="ro1">
          <table:table-cell table:style-name="ce2" office:value-type="float" office:value="1000" calcext:value-type="float">
            <text:p>1.00E+03</text:p>
          </table:table-cell>
          <table:table-cell table:style-name="ce3" office:value-type="string" calcext:value-type="string">
            <text:p>1 jan 2012</text:p>
          </table:table-cell>
          <table:table-cell office:value-type="string" calcext:value-type="string">
            <text:p>9 jul 2024</text:p>
          </table:table-cell>
          <table:table-cell office:value-type="float" office:value="395107200" calcext:value-type="float">
            <text:p>395107200</text:p>
          </table:table-cell>
          <table:table-cell table:style-name="ce2" office:value-type="float" office:value="1359" calcext:value-type="float">
            <text:p>1.36E+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_1/2 (s)</text:p>
          </table:table-cell>
          <table:table-cell table:style-name="ce1" office:value-type="string" calcext:value-type="string">
            <text:p>A_f</text:p>
          </table:table-cell>
          <table:table-cell table:style-name="ce1" office:value-type="string" calcext:value-type="string">
            <text:p>branching</text:p>
          </table:table-cell>
          <table:table-cell table:style-name="ce1" office:value-type="string" calcext:value-type="string">
            <text:p>alphas_emitted</text:p>
          </table:table-cell>
          <table:table-cell table:style-name="ce1" office:value-type="string" calcext:value-type="string">
            <text:p>alphas_detected</text:p>
          </table:table-cell>
          <table:table-cell table:style-name="ce1" office:value-type="string" calcext:value-type="string">
            <text:p>efficiency (%)</text:p>
          </table:table-cell>
        </table:table-row>
        <table:table-row table:style-name="ro1">
          <table:table-cell table:style-name="ce1" office:value-type="string" calcext:value-type="string">
            <text:p>239Pu</text:p>
          </table:table-cell>
          <table:table-cell table:style-name="ce2" office:value-type="float" office:value="760333000000" calcext:value-type="float">
            <text:p>7.60E+11</text:p>
          </table:table-cell>
          <table:table-cell table:formula="of:=[.A2]*EXP(-(LN(2)*[.D2])/[.B8])" office:value-type="float" office:value="999.639870787003" calcext:value-type="float">
            <text:p>999.639870787003</text:p>
          </table:table-cell>
          <table:table-cell office:value-type="float" office:value="0.878" calcext:value-type="float">
            <text:p>0.878</text:p>
          </table:table-cell>
          <table:table-cell table:formula="of:=[.E2]*[.C8]*[.D8]" office:value-type="float" office:value="1192772.29310279" calcext:value-type="float">
            <text:p>1192772.29310279</text:p>
          </table:table-cell>
          <table:table-cell office:value-type="float" office:value="74539" calcext:value-type="float">
            <text:p>74539</text:p>
          </table:table-cell>
          <table:table-cell table:formula="of:=[.F8]/[.E8]*100" office:value-type="float" office:value="6.24922295990792" calcext:value-type="float">
            <text:p>6.24922295990792</text:p>
          </table:table-cell>
        </table:table-row>
        <table:table-row table:style-name="ro1">
          <table:table-cell table:style-name="ce1" office:value-type="string" calcext:value-type="string">
            <text:p>241Am</text:p>
          </table:table-cell>
          <table:table-cell table:style-name="ce2" office:value-type="float" office:value="13642500000" calcext:value-type="float">
            <text:p>1.36E+10</text:p>
          </table:table-cell>
          <table:table-cell table:formula="of:=[.A2]*EXP(-(LN(2)*[.D2])/[.B9])" office:value-type="float" office:value="980.125573961632" calcext:value-type="float">
            <text:p>980.125573961632</text:p>
          </table:table-cell>
          <table:table-cell office:value-type="float" office:value="0.848" calcext:value-type="float">
            <text:p>0.848</text:p>
          </table:table-cell>
          <table:table-cell table:formula="of:=[.E2]*[.C9]*[.D9]" office:value-type="float" office:value="1129528.07545175" calcext:value-type="float">
            <text:p>1129528.07545175</text:p>
          </table:table-cell>
          <table:table-cell table:style-name="ce4" office:value-type="float" office:value="69150" calcext:value-type="float">
            <text:p>69150</text:p>
          </table:table-cell>
          <table:table-cell table:formula="of:=[.F9]/[.E9]*100" office:value-type="float" office:value="6.1220257825237" calcext:value-type="float">
            <text:p>6.1220257825237</text:p>
          </table:table-cell>
        </table:table-row>
        <table:table-row table:style-name="ro1">
          <table:table-cell table:style-name="ce1" office:value-type="string" calcext:value-type="string">
            <text:p>244Cm</text:p>
          </table:table-cell>
          <table:table-cell table:style-name="ce2" office:value-type="float" office:value="571117000" calcext:value-type="float">
            <text:p>5.71E+08</text:p>
          </table:table-cell>
          <table:table-cell table:formula="of:=[.A2]*EXP(-(LN(2)*[.D2])/[.B10])" office:value-type="float" office:value="619.074606296406" calcext:value-type="float">
            <text:p>619.074606296406</text:p>
          </table:table-cell>
          <table:table-cell office:value-type="float" office:value="0.769" calcext:value-type="float">
            <text:p>0.769</text:p>
          </table:table-cell>
          <table:table-cell table:formula="of:=[.E2]*[.C10]*[.D10]" office:value-type="float" office:value="646976.917876792" calcext:value-type="float">
            <text:p>646976.917876792</text:p>
          </table:table-cell>
          <table:table-cell office:value-type="float" office:value="33199" calcext:value-type="float">
            <text:p>33199</text:p>
          </table:table-cell>
          <table:table-cell table:formula="of:=[.F10]/[.E10]*100" office:value-type="float" office:value="5.13140408609173" calcext:value-type="float">
            <text:p>5.13140408609173</text:p>
          </table:table-cell>
        </table:table-row>
      </table:table>
      <table:table table:name="20Na run for alpha eff det6 onl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gamma det</text:p>
          </table:table-cell>
          <table:table-cell table:style-name="ce1" office:value-type="string" calcext:value-type="string">
            <text:p>gamma intensity</text:p>
          </table:table-cell>
          <table:table-cell table:style-name="ce1" office:value-type="string" calcext:value-type="string">
            <text:p>gamma eff</text:p>
          </table:table-cell>
          <table:table-cell table:style-name="ce1" table:number-columns-repeated="2"/>
          <table:table-cell table:style-name="ce1" office:value-type="string" calcext:value-type="string">
            <text:p>alpha det</text:p>
          </table:table-cell>
          <table:table-cell table:style-name="ce1" office:value-type="string" calcext:value-type="string">
            <text:p>alpha branching</text:p>
          </table:table-cell>
          <table:table-cell table:style-name="ce1"/>
          <table:table-cell table:style-name="ce1" office:value-type="string" calcext:value-type="string">
            <text:p>eff (%)</text:p>
          </table:table-cell>
        </table:table-row>
        <table:table-row table:style-name="ro1">
          <table:table-cell office:value-type="float" office:value="38587.9" calcext:value-type="float">
            <text:p>38587.9</text:p>
          </table:table-cell>
          <table:table-cell office:value-type="float" office:value="0.793" calcext:value-type="float">
            <text:p>0.793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44.4" calcext:value-type="float">
            <text:p>3944.4</text:p>
          </table:table-cell>
          <table:table-cell office:value-type="float" office:value="0.1596" calcext:value-type="float">
            <text:p>0.1596</text:p>
          </table:table-cell>
          <table:table-cell/>
          <table:table-cell table:formula="of:=([.F2]*[.$C$2]*[.$B$2])/([.$A$2]*[.G2])*100" office:value-type="float" office:value="6.34863149181109" calcext:value-type="float">
            <text:p>6.348631491811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  <table:table-cell/>
          <table:table-cell table:formula="of:=[.I2]*(([.F3]/[.F2])+([.$C$3]/[.$C$2])+([.$B$3]/[.$B$2])+([.$A$3]/[.$A$2])+([.G3]/[.G2]))" office:value-type="float" office:value="1.64097058337744" calcext:value-type="float">
            <text:p>1.640970583377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43.447" calcext:value-type="float">
            <text:p>743.447</text:p>
          </table:table-cell>
          <table:table-cell office:value-type="float" office:value="0.0288" calcext:value-type="float">
            <text:p>0.0288</text:p>
          </table:table-cell>
          <table:table-cell/>
          <table:table-cell table:formula="of:=([.F5]*[.$C$2]*[.$B$2])/([.$A$2]*[.G5])*100" office:value-type="float" office:value="6.63116113857726" calcext:value-type="float">
            <text:p>6.63116113857726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I5]*(([.F6]/[.F5])+([.$C$3]/[.$C$2])+([.$B$3]/[.$B$2])+([.$A$3]/[.$A$2])+([.G6]/[.G5]))" office:value-type="float" office:value="1.92119261871258" calcext:value-type="float">
            <text:p>1.9211926187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11:21:36.791644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11:21:08.115615240</meta:creation-date>
    <meta:generator>LibreOffice/25.8.2.2$Linux_X86_64 LibreOffice_project/d401f2107ccab8f924a8e2df40f573aab7605b6f</meta:generator>
    <dc:date>2026-03-24T15:22:04.866552932</dc:date>
    <meta:editing-duration>PT3H20M51S</meta:editing-duration>
    <meta:editing-cycles>6</meta:editing-cycles>
    <meta:document-statistic meta:table-count="4" meta:cell-count="121" meta:object-count="0"/>
  </office:meta>
</office:document-meta>
</file>